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75in"/>
    </style:style>
    <style:style style:name="ro1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7"/>
    <style:style style:name="ce3" style:family="table-cell" style:parent-style-name="Default" style:data-style-name="N117">
      <style:text-properties style:font-name="Arial" style:font-name-asian="DejaVu Sans" style:font-name-complex="Lucidasan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1" table:number-columns-repeated="9" table:default-cell-style-name="ce2"/>
        <table:table-column table:style-name="co1" table:default-cell-style-name="ce1"/>
        <table:table-column table:style-name="co1" table:number-columns-repeated="244" table:default-cell-style-name="ce2"/>
        <table:table-row table:style-name="ro1">
          <table:table-cell table:number-columns-repeated="12"/>
          <table:table-cell office:value-type="string">
            <text:p>Time</text:p>
          </table:table-cell>
          <table:table-cell table:number-columns-repeated="24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08.995641">
            <text:p>608.995641</text:p>
          </table:table-cell>
          <table:table-cell office:value-type="float" office:value="608.666566">
            <text:p>608.666566</text:p>
          </table:table-cell>
          <table:table-cell office:value-type="float" office:value="617.416513">
            <text:p>617.416513</text:p>
          </table:table-cell>
          <table:table-cell table:number-columns-repeated="7"/>
          <table:table-cell office:value-type="float" office:value="1">
            <text:p>1</text:p>
          </table:table-cell>
          <table:table-cell table:formula="oooc:=AVERAGE([.B2:.K2])" office:value-type="float" office:value="611.692906666667">
            <text:p>611.692907</text:p>
          </table:table-cell>
          <table:table-cell table:style-name="ce1" office:value-type="float" office:value="1">
            <text:p>1</text:p>
          </table:table-cell>
          <table:table-cell table:formula="oooc:=[.$M11]/[.M2]" office:value-type="float" office:value="1.06121389789752">
            <text:p>1.061214</text:p>
          </table:table-cell>
          <table:table-cell table:number-columns-repeated="241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44.85895">
            <text:p>344.858950</text:p>
          </table:table-cell>
          <table:table-cell office:value-type="float" office:value="345.620763">
            <text:p>345.620763</text:p>
          </table:table-cell>
          <table:table-cell office:value-type="float" office:value="344.941967">
            <text:p>344.941967</text:p>
          </table:table-cell>
          <table:table-cell office:value-type="float" office:value="347.072237">
            <text:p>347.072237</text:p>
          </table:table-cell>
          <table:table-cell table:number-columns-repeated="6"/>
          <table:table-cell office:value-type="float" office:value="2">
            <text:p>2</text:p>
          </table:table-cell>
          <table:table-cell table:formula="oooc:=AVERAGE([.B3:.K3])" office:value-type="float" office:value="345.62347925">
            <text:p>345.623479</text:p>
          </table:table-cell>
          <table:table-cell table:style-name="ce1" office:value-type="float" office:value="2">
            <text:p>2</text:p>
          </table:table-cell>
          <table:table-cell table:formula="oooc:=[.$M11]/[.M3]" office:value-type="float" office:value="1.8781623725582">
            <text:p>1.878162</text:p>
          </table:table-cell>
          <table:table-cell table:number-columns-repeated="24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2.488512">
            <text:p>212.488512</text:p>
          </table:table-cell>
          <table:table-cell office:value-type="float" office:value="213.215633">
            <text:p>213.215633</text:p>
          </table:table-cell>
          <table:table-cell office:value-type="float" office:value="212.173379">
            <text:p>212.173379</text:p>
          </table:table-cell>
          <table:table-cell office:value-type="float" office:value="213.904807">
            <text:p>213.904807</text:p>
          </table:table-cell>
          <table:table-cell table:number-columns-repeated="6"/>
          <table:table-cell office:value-type="float" office:value="4">
            <text:p>4</text:p>
          </table:table-cell>
          <table:table-cell table:formula="oooc:=AVERAGE([.B4:.K4])" office:value-type="float" office:value="212.94558275">
            <text:p>212.945583</text:p>
          </table:table-cell>
          <table:table-cell table:style-name="ce1" office:value-type="float" office:value="4">
            <text:p>4</text:p>
          </table:table-cell>
          <table:table-cell table:formula="oooc:=[.$M11]/[.M4]" office:value-type="float" office:value="3.04837041190046">
            <text:p>3.048370</text:p>
          </table:table-cell>
          <table:table-cell table:number-columns-repeated="24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3.615473">
            <text:p>133.615473</text:p>
          </table:table-cell>
          <table:table-cell office:value-type="float" office:value="134.756222">
            <text:p>134.756222</text:p>
          </table:table-cell>
          <table:table-cell office:value-type="float" office:value="134.847292">
            <text:p>134.847292</text:p>
          </table:table-cell>
          <table:table-cell office:value-type="float" office:value="134.063471">
            <text:p>134.063471</text:p>
          </table:table-cell>
          <table:table-cell table:number-columns-repeated="6"/>
          <table:table-cell office:value-type="float" office:value="8">
            <text:p>8</text:p>
          </table:table-cell>
          <table:table-cell table:formula="oooc:=AVERAGE([.B5:.K5])" office:value-type="float" office:value="134.3206145">
            <text:p>134.320615</text:p>
          </table:table-cell>
          <table:table-cell table:style-name="ce1" office:value-type="float" office:value="8">
            <text:p>8</text:p>
          </table:table-cell>
          <table:table-cell table:formula="oooc:=[.$M11]/[.M5]" office:value-type="float" office:value="4.83274303215759">
            <text:p>4.832743</text:p>
          </table:table-cell>
          <table:table-cell table:number-columns-repeated="24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4.6961">
            <text:p>94.696100</text:p>
          </table:table-cell>
          <table:table-cell office:value-type="float" office:value="94.584953">
            <text:p>94.584953</text:p>
          </table:table-cell>
          <table:table-cell office:value-type="float" office:value="94.968055">
            <text:p>94.968055</text:p>
          </table:table-cell>
          <table:table-cell office:value-type="float" office:value="94.520905">
            <text:p>94.520905</text:p>
          </table:table-cell>
          <table:table-cell table:number-columns-repeated="6"/>
          <table:table-cell office:value-type="float" office:value="16">
            <text:p>16</text:p>
          </table:table-cell>
          <table:table-cell table:formula="oooc:=AVERAGE([.B6:.K6])" office:value-type="float" office:value="94.69250325">
            <text:p>94.692503</text:p>
          </table:table-cell>
          <table:table-cell table:style-name="ce1" office:value-type="float" office:value="16">
            <text:p>16</text:p>
          </table:table-cell>
          <table:table-cell table:formula="oooc:=[.$M11]/[.M6]" office:value-type="float" office:value="6.85521019637846">
            <text:p>6.855210</text:p>
          </table:table-cell>
          <table:table-cell table:number-columns-repeated="241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2.857864">
            <text:p>72.857864</text:p>
          </table:table-cell>
          <table:table-cell office:value-type="float" office:value="72.861849">
            <text:p>72.861849</text:p>
          </table:table-cell>
          <table:table-cell office:value-type="float" office:value="72.976565">
            <text:p>72.976565</text:p>
          </table:table-cell>
          <table:table-cell office:value-type="float" office:value="72.859496">
            <text:p>72.859496</text:p>
          </table:table-cell>
          <table:table-cell table:number-columns-repeated="6"/>
          <table:table-cell office:value-type="float" office:value="32">
            <text:p>32</text:p>
          </table:table-cell>
          <table:table-cell table:formula="oooc:=AVERAGE([.B7:.K7])" office:value-type="float" office:value="72.8889435">
            <text:p>72.888944</text:p>
          </table:table-cell>
          <table:table-cell table:style-name="ce1" office:value-type="float" office:value="32">
            <text:p>32</text:p>
          </table:table-cell>
          <table:table-cell table:formula="oooc:=[.$M11]/[.M7]" office:value-type="float" office:value="8.90583650454476">
            <text:p>8.905837</text:p>
          </table:table-cell>
          <table:table-cell table:number-columns-repeated="241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62.090213">
            <text:p>62.090213</text:p>
          </table:table-cell>
          <table:table-cell office:value-type="float" office:value="62.050372">
            <text:p>62.050372</text:p>
          </table:table-cell>
          <table:table-cell office:value-type="float" office:value="61.952398">
            <text:p>61.952398</text:p>
          </table:table-cell>
          <table:table-cell office:value-type="float" office:value="61.93324">
            <text:p>61.933240</text:p>
          </table:table-cell>
          <table:table-cell table:number-columns-repeated="6"/>
          <table:table-cell office:value-type="float" office:value="64">
            <text:p>64</text:p>
          </table:table-cell>
          <table:table-cell table:formula="oooc:=AVERAGE([.B8:.K8])" office:value-type="float" office:value="62.00655575">
            <text:p>62.006556</text:p>
          </table:table-cell>
          <table:table-cell table:style-name="ce1" office:value-type="float" office:value="64">
            <text:p>64</text:p>
          </table:table-cell>
          <table:table-cell table:formula="oooc:=[.$M$11]/[.M8]" office:value-type="float" office:value="10.4688448817769">
            <text:p>10.468845</text:p>
          </table:table-cell>
          <table:table-cell table:number-columns-repeated="241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55.74241">
            <text:p>55.742410</text:p>
          </table:table-cell>
          <table:table-cell office:value-type="float" office:value="55.791269">
            <text:p>55.791269</text:p>
          </table:table-cell>
          <table:table-cell office:value-type="float" office:value="55.735244">
            <text:p>55.735244</text:p>
          </table:table-cell>
          <table:table-cell office:value-type="float" office:value="55.646198">
            <text:p>55.646198</text:p>
          </table:table-cell>
          <table:table-cell table:number-columns-repeated="6"/>
          <table:table-cell office:value-type="float" office:value="128">
            <text:p>128</text:p>
          </table:table-cell>
          <table:table-cell table:formula="oooc:=AVERAGE([.B9:.K9])" office:value-type="float" office:value="55.72878025">
            <text:p>55.728780</text:p>
          </table:table-cell>
          <table:table-cell table:style-name="ce1" office:value-type="float" office:value="128">
            <text:p>128</text:p>
          </table:table-cell>
          <table:table-cell table:formula="oooc:=[.$M$11]/[.M9]" office:value-type="float" office:value="11.6481468083092">
            <text:p>11.648147</text:p>
          </table:table-cell>
          <table:table-cell table:number-columns-repeated="241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54.335414">
            <text:p>54.335414</text:p>
          </table:table-cell>
          <table:table-cell office:value-type="float" office:value="54.691461">
            <text:p>54.691461</text:p>
          </table:table-cell>
          <table:table-cell office:value-type="float" office:value="54.727802">
            <text:p>54.727802</text:p>
          </table:table-cell>
          <table:table-cell office:value-type="float" office:value="54.695758">
            <text:p>54.695758</text:p>
          </table:table-cell>
          <table:table-cell table:number-columns-repeated="6"/>
          <table:table-cell office:value-type="float" office:value="256">
            <text:p>256</text:p>
          </table:table-cell>
          <table:table-cell table:formula="oooc:=AVERAGE([.B10:.K10])" office:value-type="float" office:value="54.61260875">
            <text:p>54.612609</text:p>
          </table:table-cell>
          <table:table-cell table:style-name="ce1" office:value-type="float" office:value="256">
            <text:p>256</text:p>
          </table:table-cell>
          <table:table-cell table:formula="oooc:=[.$M$11]/[.M10]" office:value-type="float" office:value="11.8862114199956">
            <text:p>11.886211</text:p>
          </table:table-cell>
          <table:table-cell table:number-columns-repeated="241"/>
        </table:table-row>
        <table:table-row table:style-name="ro1">
          <table:table-cell office:value-type="string">
            <text:p>sequential</text:p>
          </table:table-cell>
          <table:table-cell office:value-type="float" office:value="651.428786">
            <text:p>651.428786</text:p>
          </table:table-cell>
          <table:table-cell office:value-type="float" office:value="651.616885">
            <text:p>651.616885</text:p>
          </table:table-cell>
          <table:table-cell office:value-type="float" office:value="648.686698">
            <text:p>648.686698</text:p>
          </table:table-cell>
          <table:table-cell office:value-type="float" office:value="648.800963">
            <text:p>648.800963</text:p>
          </table:table-cell>
          <table:table-cell office:value-type="float" office:value="646.229517">
            <text:p>646.229517</text:p>
          </table:table-cell>
          <table:table-cell office:value-type="float" office:value="651.473511">
            <text:p>651.473511</text:p>
          </table:table-cell>
          <table:table-cell office:value-type="float" office:value="646.250179">
            <text:p>646.250179</text:p>
          </table:table-cell>
          <table:table-cell office:value-type="float" office:value="649.450482">
            <text:p>649.450482</text:p>
          </table:table-cell>
          <table:table-cell office:value-type="float" office:value="645.921935">
            <text:p>645.921935</text:p>
          </table:table-cell>
          <table:table-cell office:value-type="float" office:value="651.511182">
            <text:p>651.511182</text:p>
          </table:table-cell>
          <table:table-cell/>
          <table:table-cell table:formula="oooc:=AVERAGE([.B11:.K11])" office:value-type="float" office:value="649.1370138">
            <text:p>649.137014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>
            <draw:frame table:end-cell-address="Sheet1.H47" table:end-x="0.6823in" table:end-y="0.1386in" draw:z-index="0" draw:style-name="gr1" svg:width="6.6343in" svg:height="5.8657in" svg:x="0.3362in" svg:y="0.0831in">
              <draw:object draw:notify-on-update-of-ranges="Sheet1.L2:Sheet1.L10 Sheet1.M2:Sheet1.M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>
            <draw:frame table:end-cell-address="Sheet1.Q48" table:end-x="0.4598in" table:end-y="0.072in" draw:z-index="1" draw:style-name="gr1" svg:width="6.5398in" svg:height="5.5528in" svg:x="0.1433in" svg:y="0.1587in">
              <draw:object draw:notify-on-update-of-ranges="Sheet1.N2:Sheet1.N10 Sheet1.O2:Sheet1.O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46"/>
        </table:table-row>
        <table:table-row table:style-name="ro1" table:number-rows-repeated="4">
          <table:table-cell table:number-columns-repeated="256"/>
        </table:table-row>
        <table:table-row table:style-name="ro1" table:number-rows-repeated="6">
          <table:table-cell table:number-columns-repeated="12"/>
          <table:table-cell table:style-name="ce3" table:number-columns-repeated="2"/>
          <table:table-cell table:number-columns-repeated="242"/>
        </table:table-row>
        <table:table-row table:style-name="ro1" table:number-rows-repeated="6551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Lucida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1">04/01/2010</text:date>, <text:time>21:16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10-02-21T20:11:27</meta:creation-date>
    <dc:date>2010-04-01T21:16:12</dc:date>
    <meta:editing-cycles>62</meta:editing-cycles>
    <meta:editing-duration>P1DT0H52M52S</meta:editing-duration>
    <meta:user-defined meta:name="Info 1"/>
    <meta:user-defined meta:name="Info 2"/>
    <meta:user-defined meta:name="Info 3"/>
    <meta:user-defined meta:name="Info 4"/>
    <meta:document-statistic meta:table-count="3" meta:cell-count="9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text-properties fo:font-size="12.2281274795532pt" style:font-size-asian="12.2281274795532pt" style:font-size-complex="12.2281274795532pt"/>
    </style:style>
    <style:style style:name="ch3" style:family="chart">
      <style:text-properties fo:font-size="10.3667230606079pt" style:font-size-asian="10.3667230606079pt" style:font-size-complex="10.3667230606079pt"/>
    </style:style>
    <style:style style:name="ch4" style:family="chart">
      <style:chart-properties chart:connect-bars="false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8.46562671661377pt" style:font-size-asian="8.46562671661377pt" style:font-size-complex="8.46562671661377pt"/>
    </style:style>
    <style:style style:name="ch7" style:family="chart" style:data-style-name="N2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8.46562671661377pt" style:font-size-asian="8.46562671661377pt" style:font-size-complex="8.46562671661377pt"/>
    </style:style>
    <style:style style:name="ch9" style:family="chart">
      <style:graphic-properties svg:stroke-color="#b3b3b3"/>
    </style:style>
    <style:style style:name="ch10" style:family="chart">
      <style:graphic-properties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853cm" svg:height="14.602cm" chart:class="chart:bar" chart:style-name="ch1">
        <chart:title svg:x="6.283cm" svg:y="0.32cm" chart:style-name="ch2">
          <text:p>Ranger Running Times</text:p>
        </chart:title>
        <chart:subtitle svg:x="6.083cm" svg:y="1.035cm" chart:style-name="ch3">
          <text:p>3,000,000 Bodies, 3 iterations</text:p>
        </chart:subtitle>
        <chart:plot-area chart:style-name="ch4" table:cell-range-address="Sheet1.L2:Sheet1.M10" chart:data-source-has-labels="column" svg:x="0.467cm" svg:y="1.478cm" svg:width="16.04cm" svg:height="12.729cm">
          <chart:axis chart:dimension="x" chart:name="primary-x" chart:style-name="ch5">
            <chart:title svg:x="8.195cm" svg:y="13.944cm" chart:style-name="ch6">
              <text:p>Processes</text:p>
            </chart:title>
            <chart:categories table:cell-range-address="Sheet1.L2:Sheet1.L10"/>
          </chart:axis>
          <chart:axis chart:dimension="y" chart:name="primary-y" chart:style-name="ch7">
            <chart:title svg:x="0.341cm" svg:y="7.711cm" chart:style-name="ch8">
              <text:p>Time (seconds)</text:p>
            </chart:title>
            <chart:grid chart:style-name="ch9" chart:class="major"/>
          </chart:axis>
          <chart:series chart:style-name="ch10" chart:values-cell-range-address="Sheet1.M2:Sheet1.M10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11.692906666667">
                <text:p>611.6929066666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5.62347925">
                <text:p>345.623479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2.94558275">
                <text:p>212.945582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4.3206145">
                <text:p>134.32061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4.69250325">
                <text:p>94.692503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2.8889435">
                <text:p>72.88894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.00655575">
                <text:p>62.006555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5.72878025">
                <text:p>55.728780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4.61260875">
                <text:p>54.61260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2.226601600647pt" style:font-size-asian="12.226601600647pt" style:font-size-complex="12.226601600647pt"/>
    </style:style>
    <style:style style:name="ch3" style:family="chart">
      <style:text-properties fo:font-size="10.3455858230591pt" style:font-size-asian="10.3455858230591pt" style:font-size-complex="10.3455858230591pt"/>
    </style:style>
    <style:style style:name="ch4" style:family="chart">
      <style:chart-properties chart:symbol-type="automatic" chart:connect-bars="false" chart:spline-order="3" chart:right-angled-axes="true"/>
    </style:style>
    <style:style style:name="ch5" style:family="chart" style:data-style-name="N0">
      <style:chart-properties chart:display-label="true" chart:logarithmic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8.46457004547119pt" style:font-size-asian="8.46457004547119pt" style:font-size-complex="8.46457004547119pt"/>
    </style:style>
    <style:style style:name="ch7" style:family="chart" style:data-style-name="N2">
      <style:chart-properties chart:display-label="true" chart:logarithmic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8.46457004547119pt" style:font-size-asian="8.46457004547119pt" style:font-size-complex="8.4645700454711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612cm" svg:height="13.817cm" chart:class="chart:line" chart:style-name="ch1">
        <chart:title svg:x="7.385cm" svg:y="0.278cm" chart:style-name="ch2">
          <text:p>Speedup </text:p>
        </chart:title>
        <chart:subtitle svg:x="5.77cm" svg:y="1.027cm" chart:style-name="ch3">
          <text:p>3,000,000 Bodies, 3 iterations</text:p>
        </chart:subtitle>
        <chart:plot-area chart:style-name="ch4" table:cell-range-address="Sheet1.N2:Sheet1.O10" chart:data-source-has-labels="column" svg:x="0.499cm" svg:y="1.618cm" svg:width="15.718cm" svg:height="11.556cm">
          <chart:axis chart:dimension="x" chart:name="primary-x" chart:style-name="ch5">
            <chart:title svg:x="7.871cm" svg:y="12.891cm" chart:style-name="ch6">
              <text:p>Processes</text:p>
            </chart:title>
            <chart:categories table:cell-range-address="Sheet1.N2:Sheet1.N10"/>
          </chart:axis>
          <chart:axis chart:dimension="y" chart:name="primary-y" chart:style-name="ch7">
            <chart:title svg:x="0.369cm" svg:y="7.733cm" chart:style-name="ch8">
              <text:p>Speedup</text:p>
            </chart:title>
            <chart:grid chart:style-name="ch9" chart:class="major"/>
          </chart:axis>
          <chart:series chart:style-name="ch10" chart:values-cell-range-address="Sheet1.O2:Sheet1.O10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6121389789752">
                <text:p>1.061213897897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781623725582">
                <text:p>1.87816237255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4837041190046">
                <text:p>3.048370411900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83274303215759">
                <text:p>4.832743032157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85521019637846">
                <text:p>6.855210196378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90583650454476">
                <text:p>8.905836504544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4688448817769">
                <text:p>10.46884488177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.6481468083092">
                <text:p>11.648146808309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.8862114199956">
                <text:p>11.88621141999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